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9bfb7" officeooo:paragraph-rsid="0009bfb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212529" loext:opacity="100%" fo:font-size="12pt" officeooo:rsid="0009bfb7" officeooo:paragraph-rsid="0009bfb7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9bfb7" officeooo:paragraph-rsid="0009bfb7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color="#212529" loext:opacity="100%" fo:font-size="12pt" officeooo:rsid="0009bfb7" officeooo:paragraph-rsid="0009bfb7" style:font-size-asian="12pt" style:font-name-complex="Calibri1" style:font-size-complex="12pt"/>
    </style:style>
    <style:style style:name="T1" style:family="text">
      <style:text-properties officeooo:rsid="0009bfb7"/>
    </style:style>
    <style:style style:name="T2" style:family="text">
      <style:text-properties style:use-window-font-color="true" loext:opacity="0%" officeooo:rsid="0009bfb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B1" office:value-type="float" office:value="12">
            <text:p text:style-name="P4">1<text:span text:style-name="T1">2</text:span>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5">Backend <text:span text:style-name="T1">Transaction Billing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7">Sämtliche Endpunktzugriffe sollen mit Zeitstempel und Art des Endpunktes tabelarisch dokumentiert werden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218469444" text:style-name="WWNum1">
              <text:list-item>
                <text:p text:style-name="P9">Wenn eine Nutzer*in einen Endpunkt Zugriff macht der nicht die Transactions selbst betrifft, soll dieser mit TimeStamp dokumentiert werden</text:p>
              </text:list-item>
              <text:list-item>
                <text:p text:style-name="P9">Eine Nutzer*in soll per speziellem Endpunkt die Liste aller Transaktionen anfragen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5"><text:span text:style-name="T2">21</text:span> Story Points</text:p>
          </table:table-cell>
        </table:table-row>
        <table:table-row table:style-name="Tabelle1.1">
          <table:table-cell table:style-name="Tabelle1.A2" office:value-type="string">
            <text:p text:style-name="P2">Entwickler*<text:span text:style-name="T1">in</text:span>:</text:p>
            <text:p text:style-name="P2"/>
          </table:table-cell>
          <table:table-cell table:style-name="Tabelle1.A2" office:value-type="string">
            <text:p text:style-name="P5">Maximilian Stillger, <text:span text:style-name="T1">Dennis Weinberger</text:span>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6">2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25">
            <text:p text:style-name="P6">25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5">0.<text:span text:style-name="T1">84</text:span>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8">Das Transaktionslogging bildet eine wichtige Grundlage für administrative Tätigkeiten auf der Plattform und soll zur späteren Monetarisierung dien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3</meta:editing-cycles>
    <meta:creation-date>2021-03-21T10:07:00</meta:creation-date>
    <dc:date>2021-03-24T15:03:52.554000000</dc:date>
    <meta:editing-duration>PT11M37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1" meta:word-count="93" meta:character-count="731" meta:non-whitespace-character-count="6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